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fo:language="ru" fo:country="RU" officeooo:rsid="0003e2f5" officeooo:paragraph-rsid="0003e2f5"/>
    </style:style>
    <style:style style:name="P2" style:family="paragraph" style:parent-style-name="_5f_text">
      <style:text-properties fo:language="ru" fo:country="RU" officeooo:rsid="0003e2f5" officeooo:paragraph-rsid="001183ef"/>
    </style:style>
    <style:style style:name="P3" style:family="paragraph" style:parent-style-name="_5f_text">
      <style:text-properties fo:language="ru" fo:country="RU" officeooo:rsid="000eff22" officeooo:paragraph-rsid="000eff22"/>
    </style:style>
    <style:style style:name="P4" style:family="paragraph" style:parent-style-name="_5f_text">
      <style:text-properties fo:language="ru" fo:country="RU" officeooo:rsid="00104e5c" officeooo:paragraph-rsid="00104e5c"/>
    </style:style>
    <style:style style:name="P5" style:family="paragraph" style:parent-style-name="_5f_text">
      <style:text-properties fo:language="ru" fo:country="RU" officeooo:rsid="0014c7c0" officeooo:paragraph-rsid="0014c7c0"/>
    </style:style>
    <style:style style:name="P6" style:family="paragraph" style:parent-style-name="_5f_text">
      <style:text-properties fo:language="ru" fo:country="RU" officeooo:rsid="00165857" officeooo:paragraph-rsid="00165857"/>
    </style:style>
    <style:style style:name="P7" style:family="paragraph" style:parent-style-name="_5f_text">
      <style:text-properties fo:language="ru" fo:country="RU" officeooo:rsid="0021df83" officeooo:paragraph-rsid="0021df83"/>
    </style:style>
    <style:style style:name="P8" style:family="paragraph" style:parent-style-name="_5f_text">
      <style:text-properties fo:language="ru" fo:country="RU" officeooo:rsid="0024bdd4" officeooo:paragraph-rsid="0024bdd4"/>
    </style:style>
    <style:style style:name="P9" style:family="paragraph" style:parent-style-name="_5f_text">
      <style:text-properties fo:language="ru" fo:country="RU" officeooo:rsid="0025f484" officeooo:paragraph-rsid="0025f484"/>
    </style:style>
    <style:style style:name="P10" style:family="paragraph" style:parent-style-name="_5f_text">
      <style:text-properties fo:language="ru" fo:country="RU" officeooo:rsid="002951cb" officeooo:paragraph-rsid="002951cb"/>
    </style:style>
    <style:style style:name="P11" style:family="paragraph" style:parent-style-name="_5f_text">
      <style:text-properties fo:language="ru" fo:country="RU" officeooo:rsid="002aa30b" officeooo:paragraph-rsid="002aa30b"/>
    </style:style>
    <style:style style:name="P12" style:family="paragraph" style:parent-style-name="_5f_text">
      <style:text-properties fo:language="ru" fo:country="RU" officeooo:rsid="002c8319" officeooo:paragraph-rsid="002c8319"/>
    </style:style>
    <style:style style:name="P13" style:family="paragraph" style:parent-style-name="_5f_text">
      <style:text-properties fo:language="ru" fo:country="RU" officeooo:rsid="002d201a" officeooo:paragraph-rsid="002d201a"/>
    </style:style>
    <style:style style:name="P14" style:family="paragraph" style:parent-style-name="_5f_text">
      <style:text-properties fo:language="ru" fo:country="RU" officeooo:rsid="00301f86" officeooo:paragraph-rsid="00301f86"/>
    </style:style>
    <style:style style:name="P15" style:family="paragraph" style:parent-style-name="_5f_text">
      <style:text-properties fo:language="en" fo:country="US" officeooo:rsid="000eff22" officeooo:paragraph-rsid="001183ef"/>
    </style:style>
    <style:style style:name="P16" style:family="paragraph" style:parent-style-name="_5f_text">
      <style:text-properties fo:language="en" fo:country="US" officeooo:rsid="000eff22" officeooo:paragraph-rsid="0014c7c0"/>
    </style:style>
    <style:style style:name="P17" style:family="paragraph" style:parent-style-name="_5f_text">
      <style:text-properties officeooo:rsid="00335ca4" officeooo:paragraph-rsid="00335ca4"/>
    </style:style>
    <style:style style:name="P18" style:family="paragraph" style:parent-style-name="_5f_code">
      <style:text-properties officeooo:paragraph-rsid="0018d876"/>
    </style:style>
    <style:style style:name="P19" style:family="paragraph" style:parent-style-name="_5f_code">
      <style:text-properties officeooo:paragraph-rsid="003616e6"/>
    </style:style>
    <style:style style:name="P20" style:family="paragraph" style:parent-style-name="_5f_code">
      <style:text-properties officeooo:paragraph-rsid="00377f3d"/>
    </style:style>
    <style:style style:name="P21" style:family="paragraph" style:parent-style-name="_5f_code">
      <style:text-properties fo:language="en" fo:country="US" officeooo:rsid="00377f3d" officeooo:paragraph-rsid="00377f3d"/>
    </style:style>
    <style:style style:name="P22" style:family="paragraph" style:parent-style-name="_5f_paragraph">
      <style:text-properties officeooo:rsid="001ba5b3" officeooo:paragraph-rsid="001ba5b3"/>
    </style:style>
    <style:style style:name="P23" style:family="paragraph" style:parent-style-name="_5f_paragraph">
      <style:text-properties fo:language="ru" fo:country="RU" officeooo:rsid="001cf805" officeooo:paragraph-rsid="001cf805"/>
    </style:style>
    <style:style style:name="P24" style:family="paragraph" style:parent-style-name="_5f_paragraph">
      <style:text-properties fo:language="ru" fo:country="RU" officeooo:rsid="0023e930" officeooo:paragraph-rsid="0023e930"/>
    </style:style>
    <style:style style:name="P25" style:family="paragraph" style:parent-style-name="_5f_paragraph">
      <style:text-properties fo:language="ru" fo:country="RU" officeooo:rsid="001f2405" officeooo:paragraph-rsid="0031ecd7"/>
    </style:style>
    <style:style style:name="P26" style:family="paragraph" style:parent-style-name="_5f_paragraph">
      <style:text-properties fo:language="en" fo:country="US" officeooo:rsid="001cf805" officeooo:paragraph-rsid="001cf805"/>
    </style:style>
    <style:style style:name="P27" style:family="paragraph" style:parent-style-name="_5f_paragraph">
      <style:text-properties officeooo:rsid="0031ecd7" officeooo:paragraph-rsid="0031ecd7"/>
    </style:style>
    <style:style style:name="P28" style:family="paragraph" style:parent-style-name="_5f_paragraph">
      <style:text-properties style:font-name="Calibri Light" fo:font-size="11pt" fo:language="ru" fo:country="RU" fo:font-weight="250" officeooo:rsid="0033ba62" officeooo:paragraph-rsid="0033ba62"/>
    </style:style>
    <style:style style:name="P29" style:family="paragraph" style:parent-style-name="_5f_text" style:master-page-name="Standard">
      <style:paragraph-properties style:page-number="auto"/>
      <style:text-properties fo:language="ru" fo:country="RU" officeooo:rsid="000eff22" officeooo:paragraph-rsid="001183ef"/>
    </style:style>
    <style:style style:name="P30" style:family="paragraph" style:parent-style-name="_5f_text">
      <style:text-properties fo:language="en" fo:country="US" officeooo:rsid="00380bd7" officeooo:paragraph-rsid="00380bd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3b60"/>
    </style:style>
    <style:style style:name="T3" style:family="text">
      <style:text-properties fo:language="en" fo:country="US" officeooo:rsid="00130da6"/>
    </style:style>
    <style:style style:name="T4" style:family="text">
      <style:text-properties fo:language="en" fo:country="US" officeooo:rsid="0024eaf6"/>
    </style:style>
    <style:style style:name="T5" style:family="text">
      <style:text-properties fo:language="en" fo:country="US" officeooo:rsid="003616e6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31ecd7"/>
    </style:style>
    <style:style style:name="T8" style:family="text">
      <style:text-properties officeooo:rsid="0017a042"/>
    </style:style>
    <style:style style:name="T9" style:family="text">
      <style:text-properties officeooo:rsid="0018d876"/>
    </style:style>
    <style:style style:name="T10" style:family="text">
      <style:text-properties officeooo:rsid="001ba5b3"/>
    </style:style>
    <style:style style:name="T11" style:family="text">
      <style:text-properties style:font-name="Calibri Light" fo:font-size="11pt" fo:font-weight="250"/>
    </style:style>
    <style:style style:name="T12" style:family="text">
      <style:text-properties style:font-name="Calibri Light" fo:font-size="11pt" fo:font-weight="250" officeooo:rsid="001ba5b3"/>
    </style:style>
    <style:style style:name="T13" style:family="text">
      <style:text-properties style:font-name="Calibri Light" fo:font-size="11pt" fo:font-weight="250" officeooo:rsid="00301f86"/>
    </style:style>
    <style:style style:name="T14" style:family="text">
      <style:text-properties style:font-name="Calibri Light" fo:font-size="11pt" fo:language="en" fo:country="US" fo:font-weight="250"/>
    </style:style>
    <style:style style:name="T15" style:family="text">
      <style:text-properties officeooo:rsid="0023e930"/>
    </style:style>
    <style:style style:name="T16" style:family="text">
      <style:text-properties officeooo:rsid="0024ea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Нужно настроить удаленный репозиторий</text:p>
      <text:p text:style-name="P15">Нужно настроить git на компе</text:p>
      <text:p text:style-name="_5f_heading_5f_top">Удаленный репозиторий на <text:span text:style-name="T1">github</text:span></text:p>
      <text:p text:style-name="P3"><text:a xlink:type="simple" xlink:href="https://github.com/" text:style-name="Internet_20_link" text:visited-style-name="Visited_20_Internet_20_Link"><text:span text:style-name="T1">https://github.com/</text:span></text:a></text:p>
      <text:p text:style-name="P3"><text:a xlink:type="simple" xlink:href="mailto:klimov1853@gmail.com" text:style-name="Internet_20_link" text:visited-style-name="Visited_20_Internet_20_Link"><text:span text:style-name="T1">klimov1853@gmail.com</text:span></text:a><text:span text:style-name="T1"> / 84tU3M9g6o4h</text:span></text:p>
      <text:p text:style-name="P4">Заводим по названию папок. Например: проект по изучению битрикс называется <text:span text:style-name="T1">bitrix.</text:span></text:p>
      <text:p text:style-name="P7">Прокол по <text:span text:style-name="T1">SSH </text:span><text:a xlink:type="simple" xlink:href="mailto:git@github.com" text:style-name="Internet_20_link" text:visited-style-name="Visited_20_Internet_20_Link"><text:span text:style-name="T1">git@github.com</text:span></text:a><text:span text:style-name="T1">:HarmonySearch/next.git</text:span></text:p>
      <text:p text:style-name="P7">Прокол по <text:span text:style-name="T1">HTTPS </text:span><text:a xlink:type="simple" xlink:href="https://github.com/HarmonySearch/next.git" text:style-name="Internet_20_link" text:visited-style-name="Visited_20_Internet_20_Link"><text:span text:style-name="T1">https://github.com/HarmonySearch/next.git</text:span></text:a></text:p>
      <text:p text:style-name="P8">оба протокола требуют пароль. При каждом пуше пароль будет запрашиваться. Чтобы обойти это можно писать пароль в гет запроме, но это не безопасно. Есть вариант кеширования парорля через <text:span text:style-name="T1">git/ </text:span>Второй вариант по протоколу <text:span text:style-name="T1">SSH </text:span>который все <text:span text:style-name="T11">равно</text:span> передается <text:span text:style-name="T16">с авторизацией </text:span><text:span text:style-name="T4">SSH keys</text:span></text:p>
      <text:p text:style-name="P9">Есть ещё <text:span text:style-name="T1">GPG keys </text:span></text:p>
      <text:p text:style-name="_5f_heading_5f_middle_5f_1">Генерация ключей</text:p>
      <text:p text:style-name="P10">В <text:span text:style-name="T1">git </text:span></text:p>
      <text:p text:style-name="_5f_code"><text:span text:style-name="T1">ssh-keygen -t ed25519 -C "</text:span><text:a xlink:type="simple" xlink:href="mailto:klimov1853@gmail.com" text:style-name="Internet_20_link" text:visited-style-name="Visited_20_Internet_20_Link"><text:span text:style-name="T14">klimov1853</text:span></text:a><text:a xlink:type="simple" xlink:href="mailto:klimov1853@gmail.com" text:style-name="Internet_20_link" text:visited-style-name="Visited_20_Internet_20_Link"><text:span text:style-name="T1">@</text:span></text:a><text:a xlink:type="simple" xlink:href="mailto:klimov1853@gmail.com" text:style-name="Internet_20_link" text:visited-style-name="Visited_20_Internet_20_Link"><text:span text:style-name="T14">gmail.com</text:span></text:a><text:span text:style-name="T1">"</text:span></text:p>
      <text:p text:style-name="P11">Место для ключей по умолчанию. Секретная фраза -звезда.</text:p>
      <text:p text:style-name="P12">Запускаем <text:span text:style-name="T1">ssh </text:span>агент</text:p>
      <text:p text:style-name="_5f_code">eval `ssh-agent -s`</text:p>
      <text:p text:style-name="P12">Добавляем ключ</text:p>
      <text:p text:style-name="_5f_code">ssh-add ~/.ssh/id_ed25519</text:p>
      <text:p text:style-name="P12">спросит фразу</text:p>
      <text:p text:style-name="P13">Добавим ключ в <text:span text:style-name="T13">буфер</text:span></text:p>
      <text:p text:style-name="_5f_code">clip &lt; ~/.ssh/id_ed25519.pub</text:p>
      <text:p text:style-name="P14">затем открываем <text:span text:style-name="T1">github </text:span>и вставляем ключ из буфера</text:p>
      <text:p text:style-name="P13"/>
      <text:p text:style-name="P11"/>
      <text:p text:style-name="_5f_heading_5f_top">Установка <text:span text:style-name="T1">git</text:span></text:p>
      <text:p text:style-name="P2">Качаем <text:a xlink:type="simple" xlink:href="https://git-scm.com/download/win" text:style-name="Internet_20_link" text:visited-style-name="Visited_20_Internet_20_Link">https://git-scm.com/download/win</text:a></text:p>
      <text:p text:style-name="P5">Устанавливаем.</text:p>
      <text:p text:style-name="P16"/>
      <text:p text:style-name="_5f_heading_5f_middle_5f_2">Обязательная настройка после установки</text:p>
      <text:p text:style-name="P5">Запускаем из меню Git Bash. </text:p>
      <text:p text:style-name="P6">Настраиваем окно <text:span text:style-name="T8">и шрифт.</text:span></text:p>
      <text:p text:style-name="P1">Имя и ящик</text:p>
      <text:p text:style-name="_5f_code">git config --global user.name "Valeri Klimov"</text:p>
      <text:p text:style-name="_5f_code">git config --global user.email "klimov<text:span text:style-name="T3">1853</text:span>@<text:span text:style-name="T3">g</text:span>mail.<text:span text:style-name="T3">com</text:span>"</text:p>
      <text:p text:style-name="_5f_paragraph">Показывать кириллицу вместо цифр в названии файлов</text:p>
      <text:p text:style-name="_5f_code">git config --global core.quotepath false</text:p>
      <text:p text:style-name="_5f_paragraph">Отключение преобразование концов строк linux → windows </text:p>
      <text:p text:style-name="_5f_code">git config --global core.autocrlf false</text:p>
      <text:p text:style-name="_5f_paragraph">Редактор для Notepad++<text:span text:style-name="T2">(64)</text:span> для commit. </text:p>
      <text:p text:style-name="_5f_paragraph"><text:soft-page-break/>-multiInst запустить ещё один экземпляр Notepad++</text:p>
      <text:p text:style-name="_5f_paragraph">-notabbar отключить вкладку интерфейс</text:p>
      <text:p text:style-name="_5f_paragraph">-nosession <text:s/>без загрузки предыдущей сессии</text:p>
      <text:p text:style-name="_5f_paragraph">-noPlugin <text:s/>без загрузки плагинов</text:p>
      <text:p text:style-name="_5f_code">git config --global core.editor "'c:\Program Files\Notepad++\notepad++.exe' -multiInst -notabbar -nosession -noPlugin"</text:p>
      <text:p text:style-name="_5f_paragraph"/>
      <text:p text:style-name="_5f_paragraph"/>
      <text:p text:style-name="_5f_paragraph"/>
      <text:p text:style-name="_5f_paragraph"/>
      <text:p text:style-name="_5f_heading_5f_top">Создание нового репозитория <text:span text:style-name="T9">на диске</text:span></text:p>
      <text:p text:style-name="P22">Переходим в нужную папку и запускаем команду.</text:p>
      <text:p text:style-name="_5f_code">echo "# next" &gt;&gt; README.md</text:p>
      <text:p text:style-name="_5f_code"/>
      <text:p text:style-name="_5f_code">git init </text:p>
      <text:p text:style-name="_5f_paragraph"><text:span text:style-name="T10">В текущей папке </text:span><text:span text:style-name="T12">создается репозиторий в папке с именем</text:span> .<text:span text:style-name="T1">git</text:span></text:p>
      <text:p text:style-name="_5f_heading_5f_top">Создание адресов внешних репозиториев</text:p>
      <text:p text:style-name="P23">На русском нет <text:span text:style-name="T15">перевода.</text:span></text:p>
      <text:p text:style-name="P24">Команду запускаем из папки с репозиторием. <text:span text:style-name="T11">Для каждого репозитория список своих локальных алиасов.</text:span></text:p>
      <text:p text:style-name="P23">git remote</text:p>
      <text:p text:style-name="P26">add – <text:span text:style-name="T6">назначить удаленному репозиторию &lt;url&gt; имя &lt;name&gt;</text:span></text:p>
      <text:p text:style-name="_5f_code">git remote add &lt;name&gt; &lt;url&gt;</text:p>
      <text:p text:style-name="P23">по этому алиасу потом будет обращение к удаленному репозиторию.</text:p>
      <text:p text:style-name="_5f_code">git remote add origin <text:a xlink:type="simple" xlink:href="mailto:git@github.com" text:style-name="Internet_20_link" text:visited-style-name="Visited_20_Internet_20_Link">git@github.com</text:a>:HarmonySearch/next.git</text:p>
      <text:p text:style-name="_5f_code">git branch -M main</text:p>
      <text:p text:style-name="P19"><text:span text:style-name="T5"># </text:span>Если у вас уже есть локальная ветка и вы хотите настроить ее на слежение</text:p>
      <text:p text:style-name="P19"><text:span text:style-name="T5">#</text:span> за удалённой веткой, которую вы только что получили</text:p>
      <text:p text:style-name="_5f_code">git push -u origin main</text:p>
      <text:p text:style-name="P21"># <text:span text:style-name="T6">После этого просто </text:span>push <text:span text:style-name="T6">прокатывает</text:span></text:p>
      <text:p text:style-name="P20">git push</text:p>
      <text:p text:style-name="P28">Удаление</text:p>
      <text:p text:style-name="_5f_code">git remote rm origin</text:p>
      <text:p text:style-name="P25">Создаем список новых файлов</text:p>
      <text:p text:style-name="_5f_code">git add .</text:p>
      <text:p text:style-name="P27">комитим</text:p>
      <text:p text:style-name="P18">git commit</text:p>
      <text:p text:style-name="_5f_paragraph"><text:s/><text:span text:style-name="T7">пушим</text:span></text:p>
      <text:p text:style-name="_5f_code">git push<text:bookmark text:name="_GoBack"/></text:p>
      <text:p text:style-name="_5f_heading_5f_top"><text:soft-page-break/>Консоль на кириллицу</text:p>
      <text:p text:style-name="_5f_code"># <text:s text:c="6"/>"\362\345\361\362"</text:p>
      <text:p text:style-name="_5f_code">nothing added to commit but untracked files present (use "git add" to track)</text:p>
      <text:p text:style-name="_5f_paragraph">Чтобы исправить такое поведение git необходимо изменить параметр quotepath в секции [core], установив его в false.</text:p>
      <text:p text:style-name="_5f_code">quotepath = false</text:p>
      <text:p text:style-name="P17">Поменять можно либо глобальный файл настроек либо локальный. Глобальный файл настроек находится здесь C:\Program Files\Git\etc\gitconfig, локальный в каталоге репозитория .git\config.</text:p>
      <text:p text:style-name="_5f_heading_5f_top">Git <text:span text:style-name="T6">на </text:span>ubuntu </text:p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" fo:font-family="'Calibri Light'" style:font-style-name="Обычный" style:font-family-generic="swiss" style:font-pitch="variable" fo:font-size="10pt" fo:language="none" fo:country="none" fo:font-weight="250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67</meta:editing-cycles>
    <meta:print-date>1970-01-01T03:00:00</meta:print-date>
    <meta:creation-date>2020-05-01T18:23:00</meta:creation-date>
    <dc:date>2021-01-11T20:55:56.474000000</dc:date>
    <meta:editing-duration>PT14H18M36S</meta:editing-duration>
    <meta:generator>LibreOffice/7.0.3.1$Windows_X86_64 LibreOffice_project/d7547858d014d4cf69878db179d326fc3483e082</meta:generator>
    <meta:document-statistic meta:table-count="0" meta:image-count="0" meta:object-count="0" meta:page-count="3" meta:paragraph-count="75" meta:word-count="418" meta:character-count="3016" meta:non-whitespace-character-count="2661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